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c28" officeooo:paragraph-rsid="001a4c28"/>
    </style:style>
    <style:style style:name="P2" style:family="paragraph" style:parent-style-name="Standard">
      <style:text-properties fo:font-weight="bold" officeooo:rsid="001a4c28" officeooo:paragraph-rsid="001a4c28" style:font-weight-asian="bold" style:font-weight-complex="bold"/>
    </style:style>
    <style:style style:name="P3" style:family="paragraph" style:parent-style-name="Standard">
      <style:text-properties officeooo:rsid="001a4c28" officeooo:paragraph-rsid="001a4c28"/>
    </style:style>
    <style:style style:name="P4" style:family="paragraph" style:parent-style-name="Standard">
      <style:text-properties officeooo:rsid="001b5be5" officeooo:paragraph-rsid="001b5be5"/>
    </style:style>
    <style:style style:name="P5" style:family="paragraph" style:parent-style-name="Standard">
      <style:text-properties fo:font-weight="bold" officeooo:rsid="001b5be5" officeooo:paragraph-rsid="001b5be5" style:font-weight-asian="bold" style:font-weight-complex="bold"/>
    </style:style>
    <style:style style:name="P6" style:family="paragraph" style:parent-style-name="Standard">
      <style:text-properties fo:font-weight="bold" officeooo:rsid="001b70f1" officeooo:paragraph-rsid="001b70f1" style:font-weight-asian="bold" style:font-weight-complex="bold"/>
    </style:style>
    <style:style style:name="P7" style:family="paragraph" style:parent-style-name="Standard">
      <style:text-properties fo:font-weight="bold" officeooo:rsid="001bfca7" officeooo:paragraph-rsid="001bfca7" style:font-weight-asian="bold" style:font-weight-complex="bold"/>
    </style:style>
    <style:style style:name="P8" style:family="paragraph" style:parent-style-name="Standard">
      <style:text-properties officeooo:rsid="001b70f1" officeooo:paragraph-rsid="001b70f1"/>
    </style:style>
    <style:style style:name="P9" style:family="paragraph" style:parent-style-name="Standard">
      <style:text-properties officeooo:rsid="001bfca7" officeooo:paragraph-rsid="001bfc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MANTIC TEXT SIMILARITY</text:p>
      <text:p text:style-name="P1">Welcome back. In this video, we are going to talk about semantic similarity. Right at the start, I'm going to ask you a question. Which pair of words are the most similar in the following, we have deer and elk, deer and giraffe, deer and horse, and deer and mouse? What do you think? Hopefully, you would have given the answer as deer and elk. But how can you quantify this? Why do deer and elk appear and sound to be similar or more similar than other animals here? To help us with that, we could use some semantic similarities resources, and we're going to talk about that in more detail now. But first, let's see what are the applications of semantic similarity. Semantic similarity is useful when you're grouping similar words into semantic concepts into concepts that have the same meaning - appear to have the same meaning, for example. Or semantic similarity is very useful as a building block in natural language understanding tasks. Tasks such as the textual entailment or paraphrasing. Paraphrasing is a task where you rephrase or rewrite some sentence you get into another sentence that has the same meaning. Textual entailment, on the other hand, is a little bit more complex. It says that the smaller sentence or one of the two sentences derives its meaning or entails its meaning from another piece of text. So you have a text document or a text passage and a sentence. And based on the information in the text passage, you need to say whether the sentence is correct or it derives its meaning from there or not. This is a typical task of semantic similarity. One of the resources useful for semantic similarity is WordNet. WordNet is a semantic dictionary of words interlinked by semantic relationships. It is most extensively developed in English, but there are WordNets available now for quite a few languages. This WordNet includes a rich linguistic information. For example, it has the part of speech, whether something is a noun or an adjective or a verb. A word senses, different meanings of the same word, synonyms, other words that mean the same, hypernyms and hyponyms, that is an is/are relationship. For example, a deer is a mammal or meta-name that is a whole and part of relationship and derivationally related forms. WordNet is also a machine readable and it's freely available, so it is extensively used in a lot of natural language processing tasks and, in general, in text mining tasks. How do you use WordNet for semantic similarity? WordNet organizes information in a hierarchy, in a tree. You have a dummy root that is on top of all words of the same part of speech. So noun has a dummy root. A verb has a dummy root. And then, there are many semantic similarity measures that are using this hierarchy, in some way. For example, you have different hierarchies for this part of speech. And let's take an example of our deer that we started with, where deer, elk, giraffe, horse and so on, these words are grouped together, in some form, in this hierarchy. For example, elk, wapiti, and caribou are all types of deer. Deer and giraffe are siblings in this tree hierarchy because they are ruminants, and so on. And horse's related but not in the same hierarchy. It's related because horse and deer are ungulates, but they are not siblings, for example. So one such measure of using this hierarchy for defining semantic similarity is path similarity. You could imagine that you would start with one of these concepts, and see how many steps you need to take to get to the other. In other words, you are finding a shortest path between these two concepts in this hierarchy. And then, similarity can be just measured as inversely related to this distance that we computed. For example, if you have deer and elk, you would have, the deer and elk, actually are, have a parent-child relationship in this case, so the distance is one, while deer and let's take in another color, deer and giraffe is the sense of two, because you need to go up ruminant and down giraffe, so you have a distance of two. In general, you can see that when we computed with paths you use this one, distance of one between deer and elk and say, it's one over the distance plus one, so one over two that's .5. The distance between a deer and giraffe is one over three, so that's, 0.33 and if you just measure the same way, going from deer to horse you'd say it's one, two, three, four, five, six. It's one over seven and that would be 0.14. The other way to find similarity between two concepts is using what is called lowest common subsumer. Lowest common subsumer is that ancestor that is closest to both concepts. For example, deer and giraffe have the least common or lowest common subsumer to be ruminants. You have deer and giraffe and you know that is the least common subsumer is the one that is an ancestor to both of them, but the lowest in the hierarchy. Even though ungulates, and even toward ungulate are both ancestors, it's the ruminant that is the lowest one in that hierarchy. With respect to deer and elk, <text:soft-page-break/>it's just the deer because deer is a parent for elk so the one that subsumes both of these would be directive, and for deer and horse it goes all the way up to ungulate. Now, you can use this lowest common subsumer notion to find similarity and that was proposed by Lin and called Lin similarity. You have similarity measure that is based on the information contained in the lowest common subsumer of the two concepts. For example, the formulation for doing that is if you have two concepts u and v, you take the log of the probability of this lowest common subsumer and divide it by some of, log of the probabilities of u and v. And these probabilities are something that is computed or given by the information content that is learnt over a large corpus. How do you do all of this in Python? In Python, especially in NLTK, you have a lot of semantic similarities already available for use directly. One, it is very easy to import into Python through NLTK. You could say import NLTK and from an NLTK corpus import WordNet, and then you can find appropriate sense of the word that you want to find similarity for. So for deer you say, find me the synset of deer which is a noun and give me the first synset, that's what deer.n.01 means. It says I want deer in the sense of given by the noun meaning of it and the first meaning of that. The same way with elk, you find the synset that corresponds to elk.n.01 and so on. Once you have this proper sense of the word, you could use that to find similarity. You could say, deer.path _ similarity(elk) or deer.path_similarity(horse). In this particular case, you recall that deer and elk were in a parent child relationship, the similarity was 0.5. While deer and horse were in two different subtrees, and the distance was six, and the similarity was one over seven, that's 1.1428. Now, if you are using Lin similarity, you're going to use the information criterion in some way, and let's say if we use the information criterion that is given by brown clusters. First, we are going to say from a nltk.corpus import wordnet_ic. You define brown_ic based on the brown_ic data. And then say, deer.lin_similarity(elk) using this brown_ic or the same way with horse with brown_ic, and you'll see that the similarity there is different. The Lin similarity is 0.77 for deer and elk and it's 0.86 for deer and horse. And you'll notice especially here, that this is not using the distance between two concepts explicitly. So deer and horse, that were very far away in the WordNet hierarchy still get the higher significance and higher similarity between them. And that is because, in typical contexts and the information that is contained by these words deer and horse, you have deer and horse are enough closer in similarity because they are both basically mammals. But Elk is a very specific instance of deer and not necessarily, in the particular Lin similarity doesn't come out as close. The other different measure of similarity is using Distributional similarity and Collocations. Collocations can be defined by this code. You know a word by the company it keeps. And that means two words that are frequently appearing in similar concept, in similar contexts are more likely to be similar or more likely to be semantically related. So if you have two words that keep appearing in very similar contexts or that could replace another word in the similar context, and still the meaning remains the same, then they are more likely to be semantically related. An example is this, in these four sentences you have something about meeting at a place, so friends meet at a cafe or Shyam met Ray at a pizzeria or let's meet up near a coffee shop and so on. These words, cafe or pizzeria or coffee shop or restaurant are semantically related because they typically occur around the words meet, around at, or, near, the. So there is the determiner right in front of them and there is some notion of location, and those are the concepts that would form your context around the word. In general, you would define context based on words before, after, or within a small window of a target word, so word what comes before. For example, for all of these was a cafe and restaurant and so on, it was 'a' or 'the', alright? Because it's a noun and you have a determiner right before that. What comes after or what comes within a small window? Let's say, of size three and you will remember that all of those examples had some form of meet. Met, meet, meeting and so on in that small window of three to five words. You could also use parts of speech as context, so part of speech of words before, after, within a small window. You could say that this particular target word occurs right after a determiner or occurs after location morality, two words and so on. You could have some specific semantic relation to the target word or you could have words that</text:p>
      <text:p text:style-name="P1"><text:s/>come from the same sentence, in same document, and you can define that document as any length you want. Let's say, a passage in a document, a paragraph that would constitute your context. Once <text:soft-page-break/>you have defined this context you can compute the strength of association between words based on how frequently these words co-worker or how frequently they collocate. That's why it's called Collocations. For example, if you have two words that keep coming next to each other, then you would want to say that they are very highly related to each other. On the other side, if they don't occur together, then they are not necessarily very similar. It's also important to see how frequent individual words are. For example, the word 'the' is so frequent that it would occur with every other word, fairly often. The similarity score would be very high with 'the' just because 'the' itself happens to be very frequent. There is a way in which you can normalize such that this very frequent word does not kind of, super ride all the other similarity measures you find. And one way to do it would be using Pointwise Mutual Information. Pointwise Mutual Information is defined as the log of this ratio of seeing two things together. Seeing the word and the context together, divided by the probability of these occurring independently. What is the chance that you would see the world in the overall corpus? What is the chance that you can see the context word in the overall corpus and what is the chance that they are actually occurring together? This Pointwise Mutual Information is also something that you can directly call in the NLTK. You can use NLTK Collocations and Association measures. For example, you can say, input NLTK and import the collocations from NLTK. You can define bigrams as NLTK collocations bigrams, bigram association measures, and then you can learn that based on a corpus. In this case, given as text here, so text corpus and then, using the PMI measure you can say, I'm going to get the top 10 pairs using the PMI measure from bigram_measures. You can use a Use Finder for other useful tasks such as frequency filtering. So suppose you want all bigram measures that are, there you have supposed 10 or more occurrences of words only then can you keep them, then you could do something like finder.apply_ freq_filter (10). That would then restrict any pair that does not occur at least 10 times in your corpus. So, the big take home messages from this discussion we have had so far, is that finding similarity between words and text is non-trivial. But there are a lot of resources available, such as WordNet that could be very useful for semantic relationship between words and semantic similarity between words. There are many similar functions that are available in WordNet and NLTK provides a useful mechanism to actually access the similarity functions and is available for many such tasks, to find similarity between words or text and so on. In fact, you could start from what similarity and then compute text similarity between two sentences. And in general, the similarity functions are very useful for natural language understanding tasks. In the next video, we are going to go into more detail about topic modeling. See you there.</text:p>
      <text:p text:style-name="P1"/>
      <text:p text:style-name="P5">TOPIC MODELING</text:p>
      <text:p text:style-name="P4">Welcome back. In this video, we are going to talk about topic modeling.</text:p>
      <text:p text:style-name="P4">Play video starting at ::15 and follow transcript0:15</text:p>
      <text:p text:style-name="P4">Let's take an example of this article from science, and this is about Seeking Life's Bare Necessities, Bare Genetic Necessities.</text:p>
      <text:p text:style-name="P4">Play video starting at ::26 and follow transcript0:26</text:p>
      <text:p text:style-name="P4">And as you look through this, you'll notice that some words have been highlighted. So you have words such as genes and genomes that are highlighted in yellow, words such as computer, and predictions, and computer analysis, and computation are in blue. And then you have organism, or survive, or life in pink. This demonstrates that any article you see is more likely to be formed of different topics or sub-units that intermingle very seamlessly in weaving out an article.</text:p>
      <text:p text:style-name="P4">Play video starting at :1:6 and follow transcript1:06</text:p>
      <text:p text:style-name="P4">This is the basis of one of the leading research work that has happened in text manning on topic modeling, and this one particularly is from Latent Dirichlet Allocation.</text:p>
      <text:p text:style-name="P4">Play video starting at :1:18 and follow transcript1:18</text:p>
      <text:p text:style-name="P4">Well, you have three topics. You have genetics that's in yellow, or computation that's in blue, and life-related, life science, let's say, in pink.</text:p>
      <text:p text:style-name="P4">Play video starting at :1:32 and follow transcript1:32</text:p>
      <text:p text:style-name="P4"><text:soft-page-break/>This shows that documents are typically a mixture of topics. So you have topics coming from genetics, computation, or even anatomy.</text:p>
      <text:p text:style-name="P4">Play video starting at :1:42 and follow transcript1:42</text:p>
      <text:p text:style-name="P4">And each of these topics are basically words that are more probable coming from that topic. When you're talking about genes and DNA and so on, you are mostly in the genetics realm, while if you're talking about brain and neuron and nerve, you are in anatomy. If you're talking about computers and numbers and data and so on, you're most likely in computation. So when a new document comes in, in this case this article on seeking life's bare genetic necessities, it comes with it of topic distribution. And so for that particular article, there is some sort of topic distribution over these topics. Assume there are only four topics in the world. Genetics, computation, life sciences, anatomy. Obviously, that's not true. But let's take in this sense that these are the only four topics you have, and this particular article is generated by these four topics in some combination of words. Where anatomy, the green one, is absent, and computation, for example, is the most probable.</text:p>
      <text:p text:style-name="P4">Play video starting at :2:52 and follow transcript2:52</text:p>
      <text:p text:style-name="P4">But then you have genetics also including a percentage and a little bit of life sciences.</text:p>
      <text:p text:style-name="P4">Play video starting at :2:59 and follow transcript2:59</text:p>
      <text:p text:style-name="P4">So what is a topic modeling? Topic modeling is a coarse-level analysis of what is in a text collection. When you have a large corpus, and you want to make sense of what this collection is about, you would probably use topic modeling. Because you would say, let's figure out what kind of documents you have in this collection. Are they all about sports? Are they all about business?</text:p>
      <text:p text:style-name="P4">Play video starting at :3:26 and follow transcript3:26</text:p>
      <text:p text:style-name="P4">Or are they all about computers? And if they are all about computers, then are they all about architecture? Or are they all about algorithms? Which are all different subunits within a larger unit.</text:p>
      <text:p text:style-name="P4">Play video starting at :3:43 and follow transcript3:43</text:p>
      <text:p text:style-name="P4">A topic is a subject of theme of a discourse, and topics are represented by a word distribution. And that means that you have some probability of a word appearing in that topic.</text:p>
      <text:p text:style-name="P4">Play video starting at :3:59 and follow transcript3:59</text:p>
      <text:p text:style-name="P4">And different words have different probabilities in that topic. So for example, if you see a basketball, or a player, or a fee, or a score, you are more likely to be in the topic of sports. And if you are in the topic of sports, then words such as player and team and score are more likely to appear.</text:p>
      <text:p text:style-name="P4">Play video starting at :4:23 and follow transcript4:23</text:p>
      <text:p text:style-name="P4">Team may also appear in social science studies but maybe not as frequently, or it's not as probable to have that in, let's say, in life.</text:p>
      <text:p text:style-name="P4">Play video starting at :4:35 and follow transcript4:35</text:p>
      <text:p text:style-name="P4">Though it is likely there as well, right? So for a particular word, you have different distribution or probable occurring from a topic, and topics are basically this probability of distribution over all words. A document is assumed to be a mixture of topics.</text:p>
      <text:p text:style-name="P4">Play video starting at :4:53 and follow transcript4:53</text:p>
      <text:p text:style-name="P4">So for example, you will have a lot of topics like this. So you have humans, genomes, DNA, and so on. That is probably about the genetics topic. You have another topic that is evolution, and species, and organism, and life, and biology. You have a third topic on disease, and host, and bacteria and so on, on new strains. And another one in computer modeled information data. And you can see that these topics or these word distributions where, for example, a topic is what is there in a column, and they are salted maybe weekly by how probable these words are. So computer or model is the most probable word in this topic, the fourth topic. So when you're doing topic modeling, what's known, what's given to you? What you're given is a text collection or a corpus, and you are somehow given the number of topics.</text:p>
      <text:p text:style-name="P4">Play video starting at :5:49 and follow transcript5:49</text:p>
      <text:p text:style-name="P4">Let's say we are interested in 20 topics, and we are somehow group these words and find these topics and find 20 of them from a large collection.</text:p>
      <text:p text:style-name="P4">Play video starting at :6:1 and follow transcript6:01</text:p>
      <text:p text:style-name="P4"><text:soft-page-break/>What's not known are the actual topics.</text:p>
      <text:p text:style-name="P4">Play video starting at :6:4 and follow transcript6:04</text:p>
      <text:p text:style-name="P4">You are not given that you are interested in these specific 20 topics. You say, well, what you've given us that you want me to find 20 topics. But you could find any 20 topics, and you want to find a topic that is more coherent. So that's part of the problem.</text:p>
      <text:p text:style-name="P4">Play video starting at :6:22 and follow transcript6:22</text:p>
      <text:p text:style-name="P4">And you're also not given the topic distribution for each document, so you're not given that this particular document is all about sports. This particular document is 50% sports and 50% genetics.</text:p>
      <text:p text:style-name="P4">Play video starting at :6:36 and follow transcript6:36</text:p>
      <text:p text:style-name="P4">So that distribution is not known either. Essentially, topic modeling is a text clustering problem. However, in this particular case, the documents and words are clustered simultaneously.</text:p>
      <text:p text:style-name="P4">Play video starting at :6:49 and follow transcript6:49</text:p>
      <text:p text:style-name="P4">You need to figure out what words come together. What were they similar to each other or semantically related to each other? Recall one of the previous videos where we talked about semantic similarity of words.</text:p>
      <text:p text:style-name="P4">Play video starting at :7:2 and follow transcript7:02</text:p>
      <text:p text:style-name="P4">And then you also need to figure out what documents come together. What documents are of the same topic or mostly about the same topic?</text:p>
      <text:p text:style-name="P4">Play video starting at :7:12 and follow transcript7:12</text:p>
      <text:p text:style-name="P4">And how does these words get derived based on these documents? So how do you build this topic modeling to understand what is a distribution of words in a particular document and what is a probability of a word in a topic.</text:p>
      <text:p text:style-name="P4">Play video starting at :7:28 and follow transcript7:28</text:p>
      <text:p text:style-name="P4">Different topic modeling approaches are available, and there have been new models that are defined very regularly in computer science literature. The most common ones and the ones that started this field are Probabilistic Latent Semantic Analysis, PLSA, that was first proposed in 1999. And then Latent Dirichlet Allocation, that's LDA, that was proposed in 2003. LDA is by far one of the most popular topic models, and we're going to talk about it in more detail in the next video.</text:p>
      <text:p text:style-name="P4"/>
      <text:p text:style-name="P6">GENERATIVE MODELS AND LDA</text:p>
      <text:p text:style-name="P8">Let's talk in more detail about generative models and LDA.</text:p>
      <text:p text:style-name="P8">Play video starting at ::14 and follow transcript0:14</text:p>
      <text:p text:style-name="P8">The generative models for text basically starts with this magic chest.</text:p>
      <text:p text:style-name="P8">Play video starting at ::21 and follow transcript0:21</text:p>
      <text:p text:style-name="P8">Suppose you have this chest and words come out of this chest magically.</text:p>
      <text:p text:style-name="P8">Play video starting at ::26 and follow transcript0:26</text:p>
      <text:p text:style-name="P8">And you pick words from this chest to then create your document.</text:p>
      <text:p text:style-name="P8">Play video starting at ::33 and follow transcript0:33</text:p>
      <text:p text:style-name="P8">So when you start pulling out words, you start seeing words like this. Harry, Potter, Is, and then you have other words like movie and the, and so on.</text:p>
      <text:p text:style-name="P8">Play video starting at ::45 and follow transcript0:45</text:p>
      <text:p text:style-name="P8">Already, by just looking at the first two words, you know that this chest kind of gives out words about harry potter, so this is some distribution that favors words coming from harry potter.</text:p>
      <text:p text:style-name="P8">Play video starting at ::59 and follow transcript0:59</text:p>
      <text:p text:style-name="P8">And then you can these words that come out to create this document to generate this document. And this document will be something like the movie harry potter is based on books from j.k rowling. And now you see that in the generation process, you have a model that gives out words, and then you use those words coming from that model to generate the document.</text:p>
      <text:p text:style-name="P8">Play video starting at :1:24 and follow transcript1:24</text:p>
      <text:p text:style-name="P8">But then you could go the other way. You could start from the document and see how many times the word the occurs, or harry occurs, or potter occurs. And then create a distribution of words, that is you create a probability distribution of how likely it is to see the words, harry, in this document or <text:soft-page-break/>the word, movie, in this document. And you'll notice that when you generate this model, when you infer this model, the word, the, is most frequent. The probability is 0.1. That means one in ten words is the.</text:p>
      <text:p text:style-name="P8">Play video starting at :2:7 and follow transcript2:07</text:p>
      <text:p text:style-name="P8">And then you have is, and then harry, and potter, and so on.</text:p>
      <text:p text:style-name="P8">Play video starting at :2:10 and follow transcript2:10</text:p>
      <text:p text:style-name="P8">So notice that because the documents were about harry potter, the model favors the words harry potter there. It's very unlikely that you would see harry and potter being this frequent in any other topic model or in any other corpus of documents. So here you had a very simple generative process. You had one topic model and you pulled out words from that topic model to create your document. That was a generation story.</text:p>
      <text:p text:style-name="P8">Play video starting at :2:43 and follow transcript2:43</text:p>
      <text:p text:style-name="P8">However the generation story can be very complex in most cases.</text:p>
      <text:p text:style-name="P8">Play video starting at :2:48 and follow transcript2:48</text:p>
      <text:p text:style-name="P8">Instead, suppose you have, instead of one topic, you have four topic models, four chests. And you have this magic hat that pulls out words from these chests at random or it has its own policy of choosing one chest over the other. And then you have these words that come and then you still create this document.</text:p>
      <text:p text:style-name="P8">Play video starting at :3:10 and follow transcript3:10</text:p>
      <text:p text:style-name="P8">Now your model is more complex because instead of learning,</text:p>
      <text:p text:style-name="P8">Play video starting at :3:15 and follow transcript3:15</text:p>
      <text:p text:style-name="P8">the generation is almost like where you decide which chest the word comes out of. And once you have made that choice, then you have a different distribution of that word coming from that chest.</text:p>
      <text:p text:style-name="P8">Play video starting at :3:27 and follow transcript3:27</text:p>
      <text:p text:style-name="P8">But you still create the same document, but then, when you are using these documents to infer your models, you need to infer four models. And you need to somehow infer what was the combination of words coming from these four chests, these four topics. So you not only have to somehow figure out what were the individual topic models, individual word distributions. But also, this mixture model of how you use these four topic models and combine them to create one document.</text:p>
      <text:p text:style-name="P8">Play video starting at :4:3 and follow transcript4:03</text:p>
      <text:p text:style-name="P8">So this is typically called the mixture model, the first one that we saw in the previous slide was unique model, where you have one topic distribution and you get words from there. Whereas here, it's a mixture of topics. So you have the same document, generated by four different topics. Some of them represented with a higher proportion and others that are not. It should remind you of the example we started this topic model discussion from. That was on the bare necessities in science article, and you saw that there was a topic model for computation and another topic model for genetics. And a third topic model for anatomy that was not represented as well in the document and so on.</text:p>
      <text:p text:style-name="P8">Play video starting at :4:47 and follow transcript4:47</text:p>
      <text:p text:style-name="P8">So this is kind of similar model here. LDA is another such generative model. And the generative model for a document d is you choose the length of document, you first decide what is the length of the document that you are generating. Then you choose a mixture of topics for that document.</text:p>
      <text:p text:style-name="P8">Play video starting at :5:11 and follow transcript5:11</text:p>
      <text:p text:style-name="P8">And then you use that topic's multinomial distribution, that is the word distribution, to output the words to fill up that quota, that topic's quota. Suppose you decide that for a particular document, 40% of the words come from topic A, then you use that topic A's multinomial distribution to output the 40% of the words.</text:p>
      <text:p text:style-name="P8">Play video starting at :5:33 and follow transcript5:33</text:p>
      <text:p text:style-name="P8">This is a very simplistic explanation of LDA. You could, some of you might have seen more complex mathematical notations, called plate notations, to define topic models. And that is something that we'll leave for a future study. I can point to some of it in the reading list. But for <text:soft-page-break/>now, it is enough to kind of understand that LDA is also a generative model and it creates its documents based on</text:p>
      <text:p text:style-name="P8">Play video starting at :6:3 and follow transcript6:03</text:p>
      <text:p text:style-name="P8">some notion of length of the document, mixture of topics in that document and then, individual topics multinomial distributions.</text:p>
      <text:p text:style-name="P8">Play video starting at :6:13 and follow transcript6:13</text:p>
      <text:p text:style-name="P8">In practice the questions you need to ask though when you create a model such as LDA is how many topics you want.</text:p>
      <text:p text:style-name="P8">Play video starting at :6:22 and follow transcript6:22</text:p>
      <text:p text:style-name="P8">There is no good answer for it. Finding or even guessing that number is actually very hard. So you have to somehow say that okay I believe that there might be five topics. Or I would prefer learning five distinct topics than 25 topics that are very similar to each other. So you make a choice, just based on a guess of how distinct these topics could be. But if you are in a domain where you know these topics a little bit well. So for example, you have all medical documents. And you know that these medical documents come from radiology and pathology and urology, and there are these streams, then you might say, okay, I'm interested in these seven streams of medicine, and those are my topics. So that there at least you have some sense of how many topics there should be.</text:p>
      <text:p text:style-name="P8">Play video starting at :7:11 and follow transcript7:11</text:p>
      <text:p text:style-name="P8">The other big problem is interpreting the topics. So you would get topics, but topics are just word distributions. They just tell you which words are more frequent or more probable coming from particular topic and which ones are not as probable.</text:p>
      <text:p text:style-name="P8">Play video starting at :7:28 and follow transcript7:28</text:p>
      <text:p text:style-name="P8">But making sense of that or generating a coherent label for the topic is a subjective decision. There have been some work that have looked into generating names for these topics. But most likely whenever you see a name in a topic model, it just comes out manually. When people just look at these words like genetics and genes and so on, and say that this is a genetic topic. Or if they say computation, and model, and data and information and there's something to do with computation or computer science or informatics. So those names are fairly subjective. But actual topics that you learn from LDA is basically a solution of an optimization function. So it is more kind of deterministic in that sense. To summarize, topic modeling is a great tool for exploratory text analysis that helps you kind of answer the question about what these documents are about. What is this corpus about? And you could think about it as a corpus of tweets, a corpus of reviews, of news articles. So you might get a big dump of tweets and say, what are people talking about in tweets? What are the different themes that come from tweets?</text:p>
      <text:p text:style-name="P8">Play video starting at :8:45 and follow transcript8:45</text:p>
      <text:p text:style-name="P8">And there are many tools available to do it fairly effortlessly in Python. So let's take an example of how to do it. There are many packages available. Some of them are gensim, lda and so on. We are going to go and talk about gensim more in the next few slides. But before you use any of these packages, you need to pre-process text. And I would encourage you to kind of recall what we talked about early on in this course, right in the first module about pre-processing text. That you need to tokenize text and normalize it, that means make them all lowercase. Decide whether you should make them lowercase or not, you remove stop words. Stop words are common words that occur frequently in a particular domain and is not meaningful in that domain. So for example, in general English, the word the and is and so on might be words that you want to remove.</text:p>
      <text:p text:style-name="P8">Play video starting at :9:44 and follow transcript9:44</text:p>
      <text:p text:style-name="P8">While if you are in the area of medical documents, let's say, so clinical notes, you would always see the word patient and always see the word doctor and so on. And they may not be as important as the other words, like what is the medication and what is the disease. Then you may want to say patient and doctor are stop words for that context. The other pre-processing step would be stemming. That means you would need to remove the derivation in related forms, somehow normalize the derivation in related forms to the same word. Meet, meeting, met, all should be called meet, let's say. And then once you have done the pre-processing steps, you convert this tokenized document <text:soft-page-break/>into a document term matrix. So going from which document has what words to what words are occurring in which documents. Getting that document term matrix would be the important first step in finding out, and in working with LDA. And then once you have done that, once you have build this document term matrix, you build the LDA models on top of it.</text:p>
      <text:p text:style-name="P8">Play video starting at :10:55 and follow transcript10:55</text:p>
      <text:p text:style-name="P8">So once you have built the mapping between the terms and documents, then suppose you have a set of pre-processed text documents in this variable doc_set. Then you could use gensim to learn LDA this way. You could import gensim and specifically you import the corpora and the models. First you create a dictionary, dictionary is mapping between IDs and words.</text:p>
      <text:p text:style-name="P8">Play video starting at :11:21 and follow transcript11:21</text:p>
      <text:p text:style-name="P8">Then you create corpus, and corpus you create going through this, all the documents in the doc_set, and creating a document to bag of words model. This is the step that creates the document term matrix. Once you have that, then you input that in the LdaModel call, so that you use a gensim.models LdaModel, where you also specify the number of topics you want to learn. So in this case, we said number of topics is going to be four, and you also specify this mapping, the id2word mapping. That's a dictionary that is learned two steps ahead.</text:p>
      <text:p text:style-name="P8">Play video starting at :11:57 and follow transcript11:57</text:p>
      <text:p text:style-name="P8">Once you have learned that, then that's it, and you can say how many passes it should go through. And there are other parameters that I would encourage you to read upon. But once you have defined this ldamodel, you can then use the ldamodel to print the topics. So, in this particular case, we learnt four topics. And you can say, give me the top five words of these four topics and then it will bring that one out for you.</text:p>
      <text:p text:style-name="P8">Play video starting at :12:21 and follow transcript12:21</text:p>
      <text:p text:style-name="P8">ldamodel model can also be used to find topic distributions of documents. So when you have a new document and you apply the ldamodel on it, so you infer it. You can say, what was the topic distribution, across these four topics, for that new document.</text:p>
      <text:p text:style-name="P8">Play video starting at :12:37 and follow transcript12:37</text:p>
      <text:p text:style-name="P8">So the take home concepts here are, the topic modeling is an exploratory tool, that is frequently used in text mining. LDA or Linear Dirichlet Allocation is a generative model, that is used extensively, in modeling large text corpora. There are other topic models available, PLSA being another one. In addition to being an exploratory tool, LDA can also be used as a feature selection technique for text classification and other tasks. So for example, if you want to remove all features that are coming from words that are very fairly common in your corpus or you want to focus your features to only those that are coming from specific topics. Then you would want to first train an LDA model. And then, based on just the words that come from specific topics of interest, you might actually generate features that way.</text:p>
      <text:p text:style-name="P8">Play video starting at :13:33 and follow transcript13:33</text:p>
      <text:p text:style-name="P8">So in general, LDA is a very powerful tool and a text clustering tool that is fairly commonly used as the first step to understand what a corpus is about.</text:p>
      <text:p text:style-name="P8">Play video starting at :13:44 and follow transcript13:44</text:p>
      <text:p text:style-name="P8">Hope you learned how we could use topic modeling, and this gives you a brief introduction to topic models. There is many, many things you can go into more detail about, but for this course, I think we'll leave it there.</text:p>
      <text:p text:style-name="P8"/>
      <text:p text:style-name="P7">INFORMATION EXTRACTION</text:p>
      <text:p text:style-name="P9">In this video, we are going go in a little bit more detail about how some of what we have learned in this course can be all put together in this specific natural language processing tasks. That are really important in a lot of tasks of understanding free-text. Information is, as we have seen so many times, is hidden in free-text in very interesting ways. You have most traditional traditional information that is structured, while a lot of information now is in unstructured free text form.</text:p>
      <text:p text:style-name="P9">Play video starting at ::48 and follow transcript0:48</text:p>
      <text:p text:style-name="P9"><text:soft-page-break/>As we have seen earlier when I was introducing this whole course, that about 80% of data is now in unstructured form, in blogs, in websites, on websites, and so on.</text:p>
      <text:p text:style-name="P9">Play video starting at :1:1 and follow transcript1:01</text:p>
      <text:p text:style-name="P9">And it's growing. You have tweets and other social media that is kind of adding more information here.</text:p>
      <text:p text:style-name="P9">Play video starting at :1:9 and follow transcript1:09</text:p>
      <text:p text:style-name="P9">So the question then becomes, how do you convert this unstructured text to structured form? You don't necessarily have to convert it all, but more of what im trying to get here is, how do you extract relevent information from unstructured text. And if you want to make it searchable or make it usable later on you would probably put it in a structured form as it has been traditionally kept. So that way it is conversion from unstructured to structured form text.</text:p>
      <text:p text:style-name="P9">Play video starting at :1:38 and follow transcript1:38</text:p>
      <text:p text:style-name="P9">And that's where information extraction comes in.</text:p>
      <text:p text:style-name="P9">Play video starting at :1:41 and follow transcript1:41</text:p>
      <text:p text:style-name="P9">The goal of this task is to identify and extract fields of interest from free text.</text:p>
      <text:p text:style-name="P9">Play video starting at :1:47 and follow transcript1:47</text:p>
      <text:p text:style-name="P9">So let's take an example of a medical article. This one is from WebMD from quite some time back. But it says Erbitux helps treat advanced lung cancer. By looking at this, you know that one of the pieces of information that you want to extract would be the headline. But very importantly also, the components of that saying that Erbitux is a particular treatment for lung cancer.</text:p>
      <text:p text:style-name="P9">Play video starting at :2:19 and follow transcript2:19</text:p>
      <text:p text:style-name="P9">And the fact that advance lung cancer is a specific form of lung cancer. So you're going to understand which modifier could be dropped. So in this case, advanced could be taught but lung couldn't be. Because lung cancer treatments are different from let's say blood cancer or</text:p>
      <text:p text:style-name="P9">Play video starting at :2:38 and follow transcript2:38</text:p>
      <text:p text:style-name="P9">breast cancer and so forth.</text:p>
      <text:p text:style-name="P9">Play video starting at :2:42 and follow transcript2:42</text:p>
      <text:p text:style-name="P9">But this webpage has more information than just the headline.</text:p>
      <text:p text:style-name="P9">Play video starting at :2:47 and follow transcript2:47</text:p>
      <text:p text:style-name="P9">It has some information about who wrote this article or who reviewed this article.</text:p>
      <text:p text:style-name="P9">Play video starting at :2:55 and follow transcript2:55</text:p>
      <text:p text:style-name="P9">Or when was it published or the place it was published from and so on. And you can see that this happens all the time in news reports and other places when you see some piece of information, some news article or a tweet. It has more than just the text that is important, and are of some interest for people. So who wrote a particular news report? Where is it coming from?</text:p>
      <text:p text:style-name="P9">Play video starting at :3:26 and follow transcript3:26</text:p>
      <text:p text:style-name="P9">What does it say? Who or what are the other persons involved in this story? This is the typical representation of an information extraction task.</text:p>
      <text:p text:style-name="P9">Play video starting at :3:39 and follow transcript3:39</text:p>
      <text:p text:style-name="P9">The first thing to notice here is something about fields of interest.</text:p>
      <text:p text:style-name="P9">Play video starting at :3:44 and follow transcript3:44</text:p>
      <text:p text:style-name="P9">These fields of interest are named entities.</text:p>
      <text:p text:style-name="P9">Play video starting at :3:49 and follow transcript3:49</text:p>
      <text:p text:style-name="P9">If it's news, we are talking about people, and places, and date, and organizations, and other geopolitical entities. When you say White House, you mean something completely different than a white house. Or when you're saying 10 Downing Street it's a completely different meaning than the actual address 10 Downing Street. If you're talking about finance you're talking about money, or monetary values. About how much worth particular save for, or the names of companies, or the stock price index of a particular company.</text:p>
      <text:p text:style-name="P9">Play video starting at :4:29 and follow transcript4:29</text:p>
      <text:p text:style-name="P9">When talking about medicine and health, you're talking about diseases and drugs and procedures.</text:p>
      <text:p text:style-name="P9">Play video starting at :4:35 and follow transcript4:35</text:p>
      <text:p text:style-name="P9"><text:soft-page-break/>And especially if you're talking about the protected information, protected health information, then you're talking about address and their unique identifiers. Sometimes even emails and URLs and provisions and so on. So you can see that these name can be very, very diverse as they don't all follow the same ideas and the same features. So for example, in news it's fairly common for people, name and places to be capitalized. So you have a title case there, you would see China with C capital more often than with small c. You have dates, they are typically of a particular format, we have seen some examples of that early on in this course.</text:p>
      <text:p text:style-name="P9">Play video starting at :5:24 and follow transcript5:24</text:p>
      <text:p text:style-name="P9">But those don't apply in medicine. So, for example, when you're talking about lung cancer, you don't have capital L and capital C.</text:p>
      <text:p text:style-name="P9">Play video starting at :5:34 and follow transcript5:34</text:p>
      <text:p text:style-name="P9">When you're writing it out, it's going to be all small case. So the particular rule that you might have for named entity being title cased is not applicable for some of the data sets, like in medicine.</text:p>
      <text:p text:style-name="P9">Play video starting at :5:49 and follow transcript5:49</text:p>
      <text:p text:style-name="P9">Once you have understood what named entities are, the next is relations. Relations are, basically is, what happened to who, when, where, and so on. So again, here even though the particular pieces of information are named entities, so who is basically a person or an organization. When is a particular time, or a date. Where is a place, but it also has this relationship between these named entities, to get meaningful semantics out of it.</text:p>
      <text:p text:style-name="P9">Play video starting at :6:22 and follow transcript6:22</text:p>
      <text:p text:style-name="P9">So let's take these two examples in more detail and see what that means. So named entity recognition relies on something called named entities. Named entities are noun phrases that are of specific type and refer to specific individuals, places, organizations, and so on.</text:p>
      <text:p text:style-name="P9">Play video starting at :6:39 and follow transcript6:39</text:p>
      <text:p text:style-name="P9">And the named entity recognition task is a set of techniques and methods that would help identify all mentions of predefined named entities in text. So for example, you are to identify the mention, the actual phrase where something is happening. So you need to know where does that mention start and where does it end? So this is the boundary detection subtask within named entity recognition. Once you understood the boundary, the next task is to type it, to tag it, or to classify one of the named entity types that you are interested in.</text:p>
      <text:p text:style-name="P9">Play video starting at :7:21 and follow transcript7:21</text:p>
      <text:p text:style-name="P9">So for example, if you have the word Chicago, it could be a place, it could be an album, it could be a font. So depending on what kind of variation it is, you need to know what is the label it should be assigned to this word. Once you identify that Chicago is your element phrase. So let's take an example of an named entity task in the context of a medical document.</text:p>
      <text:p text:style-name="P9">Play video starting at :7:53 and follow transcript7:53</text:p>
      <text:p text:style-name="P9">I'm going to leave this one and let you try out what are the different named entities here that you would be interested in.</text:p>
      <text:p text:style-name="P9">Play video starting at :8:3 and follow transcript8:03</text:p>
      <text:p text:style-name="P9">Okay now that you've had a chance to see what are the named entities, let's see some of them.</text:p>
      <text:p text:style-name="P9">Play video starting at :8:11 and follow transcript8:11</text:p>
      <text:p text:style-name="P9">One big one is the disease or the condition or the symptom, right? So you have bilateral hand numbness or occasional weakness or C5-6 disc herniation. Okay, but you also have age here. So you could say age is 63 or you could say age is 63 year old.</text:p>
      <text:p text:style-name="P9">Play video starting at :8:33 and follow transcript8:33</text:p>
      <text:p text:style-name="P9">You have gender, female. You have mention of a medical specialty in neurologist. You have a procedure that was done, so you have a workup or an MRI. And in relation to all of this, you also have body parts like feet and hand. And certainly, you come to a conclusion where you can see that these named entities don't have to be separate from each other. So for example, bilateral hand numbness is a completely valid named entity in itself. But hand is also a named entity that is of interest. So then the question becomes, what is the granularity with which you need to annotate this.</text:p>
      <text:p text:style-name="P9">Play video starting at :9:24 and follow transcript9:24</text:p>
      <text:p text:style-name="P9"><text:soft-page-break/>And if you're doing hand as a separate annotation, why not C5-6 disc or cord because you're talking about spinal cord in this case, you're talking about an anatomical part.</text:p>
      <text:p text:style-name="P9">Play video starting at :9:34 and follow transcript9:34</text:p>
      <text:p text:style-name="P9">So these are the decisions that need to be made when you're defining this named entity task. So in this particular case, if you define the task to be one, where you say we are only interested in the condition, the diagnosis, the age, the gender, the procedures that were done, and the specialty. That's it. In this then, you're not going to focus on a body part, hand and feet, and even if they are there, that's fine. And some decision already was done that way. So for example, nobody said that patient is not a valid entity in this role, it could be, it very well could be. If neurologist is a valid entity, patient could be a valid entity, and that's a decision that has to be made when you're defining this named entity task.</text:p>
      <text:p text:style-name="P9">Play video starting at :10:24 and follow transcript10:24</text:p>
      <text:p text:style-name="P9">Suppose you have these goals then, you know that you have not only identified the boundary, but also colored it in some way, tagged it to see what is the type of this [INAUDIBLE] that we have identified.</text:p>
      <text:p text:style-name="P9">Play video starting at :10:39 and follow transcript10:39</text:p>
      <text:p text:style-name="P9">Okay, now that we know the task well, what are the approaches that people use to identify named entities?</text:p>
      <text:p text:style-name="P9">Play video starting at :10:47 and follow transcript10:47</text:p>
      <text:p text:style-name="P9">It really depends on the kind of entities that we have. So for example, if you have well-formatted fields like dates and phone numbers, then you would use regular expressions. Recall that we have done the regular expressions for date, for example, in week one of this course. And that is a very valid named entity identification task. In fact, the assignment was really asking you to do an information extraction task for dates from the given text file.</text:p>
      <text:p text:style-name="P9">Play video starting at :11:20 and follow transcript11:20</text:p>
      <text:p text:style-name="P9">For other fields, it's fairly common to use a machine learning approach. In fact, even for dates and phone numbers you might want to use a machine learning approach, where you use these regular expressions as features. But you have other features that help them define this particular</text:p>
      <text:p text:style-name="P9">Play video starting at :11:39 and follow transcript11:39</text:p>
      <text:p text:style-name="P9">extraction to be valid. So for example, phone numbers and fax numbers are very similar.</text:p>
      <text:p text:style-name="P9">Play video starting at :11:46 and follow transcript11:46</text:p>
      <text:p text:style-name="P9">The only thing that differentiates them is what is the number preceded by. So is it phone dot, or is it fax dot. So some partition information kind of helps doing that, and you could either include it as a regular expression or let those be features in a machine learning model that you then train over large data sets. The standard NER task in natural language processing is this four-class model. Person, organization, location, and everything else, or everything outside. So, if you have a sentence like, John met Brenda.</text:p>
      <text:p text:style-name="P9">Play video starting at :12:29 and follow transcript12:29</text:p>
      <text:p text:style-name="P9">You want to say that John and Brenda are named entities so you have those two persons. And then Matt is a word that is outside of any named entity, so you are going to use these two classes. So you're going to say John is a person, Matt is outside and Brenda is a person again.</text:p>
      <text:p text:style-name="P9">Play video starting at :12:51 and follow transcript12:51</text:p>
      <text:p text:style-name="P9">Once you have identified these, then you are going to go and</text:p>
      <text:p text:style-name="P9">Play video starting at :12:55 and follow transcript12:55</text:p>
      <text:p text:style-name="P9">ask the question about relation and relation extraction.</text:p>
      <text:p text:style-name="P9">Play video starting at :12:59 and follow transcript12:59</text:p>
      <text:p text:style-name="P9">The relation extraction task is identifying the relationship between named entities.</text:p>
      <text:p text:style-name="P9">Play video starting at :13:4 and follow transcript13:04</text:p>
      <text:p text:style-name="P9">So let's take an example of something that we have seen earlier today on Erbitux help treat lung cancer.</text:p>
      <text:p text:style-name="P9">Play video starting at :13:12 and follow transcript13:12</text:p>
      <text:p text:style-name="P9"><text:soft-page-break/>This sentence has a relationship between two named entities. One is Erbitux. Erbitux is colored yellow here to represent that it is a diagnosis, sorry it is a treatment of some kind. And then you have lung cancer that is represented, that's in green to represent a different name identity. In this particular case, a disease or a diagnosis.</text:p>
      <text:p text:style-name="P9">Play video starting at :13:39 and follow transcript13:39</text:p>
      <text:p text:style-name="P9">And then you have a relationship between them. So Erbitux and lung cancer are linked by a treatment relation. Going from Erbitux to lung cancer, that says Erbitux is a treatment for lung cancer. You could easily have a link going the other way. Lung cancer and to Erbitux, lung cancer is treated by Erbitux. So this is the relation, a very simple relation, a binder relation between a disease and a treatment, or a drug.</text:p>
      <text:p text:style-name="P9">Play video starting at :14:14 and follow transcript14:14</text:p>
      <text:p text:style-name="P9">The other task is co-reference resolution.</text:p>
      <text:p text:style-name="P9">Play video starting at :14:18 and follow transcript14:18</text:p>
      <text:p text:style-name="P9">That is to disambiguate mentions in text and group mentions together if they are referring to the same entity.</text:p>
      <text:p text:style-name="P9">Play video starting at :14:26 and follow transcript14:26</text:p>
      <text:p text:style-name="P9">An example would be if Anita met Joseph at the market and he surprised her with a rose, then you have two named entities, Anita and Joseph. But then, the second sentence uses pronouns, he to refer to Joseph and her to refer to Anita.</text:p>
      <text:p text:style-name="P9">Play video starting at :14:45 and follow transcript14:45</text:p>
      <text:p text:style-name="P9">So in this case, it's pronoun resolution where you are making an inference that if Anita met Joseph at the market, Joseph surprised Anita with a rose.</text:p>
      <text:p text:style-name="P9">Play video starting at :14:59 and follow transcript14:59</text:p>
      <text:p text:style-name="P9">Why is that important? That is in a question answering task where you're given a question and you need to find the most appropriate answer from text. Now appropriateness is something that we can talk about in more detail. But let's say in this case, the correct answer, or the set of correct answers, would be one definition here.</text:p>
      <text:p text:style-name="P9">Play video starting at :15:24 and follow transcript15:24</text:p>
      <text:p text:style-name="P9">Andyou would need, both named entity recognition and relation extraction to answer these questions. So, for example, the question was Erbitux treat? You first have to identify that Erbitux is a treatment. The relation is treat and then somehow fill a slot in this relation to say Erbitux is a treatment for something and that comes from text and that is lung cancer. Or who gave Anita the rose, where you are doing some sort of pronoun resolution to then identify that Joseph was who was the person who gave Anita the rose at the market. So this builds on the named entity recognition task and the relation extraction and co-reference resolution that we have seen earlier.</text:p>
      <text:p text:style-name="P9">Play video starting at :16:12 and follow transcript16:12</text:p>
      <text:p text:style-name="P9">So, to conclude, we see that Information Extraction is important task for natural language understanding and making sense of textual data. It is the first step in converting this unstructured text in to more structured form.</text:p>
      <text:p text:style-name="P9">Play video starting at :16:30 and follow transcript16:30</text:p>
      <text:p text:style-name="P9">Name Entity Recognition becomes a key building block in addressing these tasks and these advanced NLP tasks. And named Entity Recognition systems use the supervised machine learning approaches and text mining approaches that we have discussed in the course. So for example, if the entity that you need to recognize is a date, you are using typically expressions that we've talked about in week one. If you are talking about extracting people name. So person name or organization name, you are not only using emotional learning model to identify what is an identity and what label you should get it, but also the features that you're going to use are coming from what we talked about in week two. So, for example, we want to know that, yes, if it is capitalized or not, but what is the part of speech of a particular word? Is it a noun or a verb? What is the semantic role that a particular word is playing in a given context in a sentence? And these could be features that you would then put in in a named entity recognition model. NLTK has an in-built NER model that does trained, or new datasets and so on, for the standard task for the person, organization, location task. <text:soft-page-break/>But I have shown in this video the named entity recognition problem goes beyond just news. If your even extending it to finance or then if you go all the way to medicine, it's a completely open problem. Where the topics that we have talked about in this course kind of puts it all together and brings it all together. Hope you had fun with the course and I had fun presenting it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06:08:45.539161811</meta:creation-date>
    <meta:editing-duration>PT2H53M50S</meta:editing-duration>
    <meta:editing-cycles>5</meta:editing-cycles>
    <meta:generator>LibreOffice/6.0.7.3$Linux_X86_64 LibreOffice_project/00m0$Build-3</meta:generator>
    <dc:date>2021-05-12T09:02:21.490481579</dc:date>
    <meta:document-statistic meta:table-count="0" meta:image-count="0" meta:object-count="0" meta:page-count="13" meta:paragraph-count="219" meta:word-count="8994" meta:character-count="51311" meta:non-whitespace-character-count="42535"/>
  </office:meta>
</office:document-meta>
</file>